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2cm"/>
    </style:style>
    <style:style style:name="gr24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7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32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34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35" style:family="graphic" style:parent-style-name="objectwithoutfill">
      <style:graphic-properties draw:marker-end-width="0.3cm" draw:fill="none" draw:textarea-vertical-align="middle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1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4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2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54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59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0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1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2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64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5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67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68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69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0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2" style:family="graphic" style:parent-style-name="objectwithoutfill">
      <style:graphic-properties draw:fill="none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7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style:font-size-asian="18pt" style:language-asian="zh" style:country-asian="CN"/>
    </style:style>
    <style:style style:name="P18" style:family="paragraph">
      <style:paragraph-properties fo:text-align="start"/>
      <style:text-properties fo:font-size="10.5pt" style:font-size-asian="10.5pt" style:font-size-complex="10.5pt"/>
    </style:style>
    <style:style style:name="P19" style:family="paragraph">
      <style:paragraph-properties fo:text-align="start"/>
      <style:text-properties fo:font-size="10.5pt" style:font-size-asian="10.5pt" style:language-asian="zh" style:country-asian="CN" style:font-size-complex="10.5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size-asian="18pt" style:language-asian="zh" style:country-asian="CN"/>
    </style:style>
    <style:style style:name="P22" style:family="paragraph">
      <style:paragraph-properties fo:text-align="start"/>
      <style:text-properties fo:font-size="18pt" style:language-asian="zh" style:country-asian="CN"/>
    </style:style>
    <style:style style:name="P23" style:family="paragraph">
      <style:paragraph-properties fo:text-align="center"/>
      <style:text-properties fo:font-size="18pt" style:font-size-asian="14pt" style:language-asian="zh" style:country-asian="CN" style:font-size-complex="18pt"/>
    </style:style>
    <style:style style:name="P24" style:family="paragraph">
      <loext:graphic-properties draw:fill="solid" draw:fill-color="#cccccc"/>
      <style:text-properties style:language-asian="zh" style:country-asian="CN"/>
    </style:style>
    <style:style style:name="P25" style:family="paragraph">
      <style:paragraph-properties fo:text-align="start"/>
      <style:text-properties style:language-asian="zh" style:country-asian="CN"/>
    </style:style>
    <style:style style:name="P26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27" style:family="paragraph">
      <loext:graphic-properties draw:fill="solid" draw:fill-color="#dddddd"/>
      <style:text-properties style:language-asian="zh" style:country-asian="CN"/>
    </style:style>
    <style:style style:name="P28" style:family="paragraph">
      <style:paragraph-properties fo:text-align="center"/>
      <style:text-properties fo:font-size="10.5pt" style:font-size-asian="10.5pt" style:language-asian="zh" style:country-asian="CN" style:font-size-complex="10.5pt"/>
    </style:style>
    <style:style style:name="P29" style:family="paragraph">
      <loext:graphic-properties draw:fill="none"/>
      <style:paragraph-properties fo:text-align="center"/>
      <style:text-properties fo:font-size="10.5pt" style:font-size-asian="10.5pt" style:language-asian="zh" style:country-asian="CN" style:font-size-complex="18pt"/>
    </style:style>
    <style:style style:name="P30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style:font-size-asian="18pt" style:language-asian="zh" style:country-asian="CN"/>
    </style:style>
    <style:style style:name="T7" style:family="text">
      <style:text-properties fo:font-size="10.5pt" style:font-size-asian="10.5pt" style:language-asian="zh" style:country-asian="CN" style:font-size-complex="10.5pt"/>
    </style:style>
    <style:style style:name="T8" style:family="text">
      <style:text-properties fo:font-size="18pt" style:language-asian="zh" style:country-asian="CN"/>
    </style:style>
    <style:style style:name="T9" style:family="text">
      <style:text-properties style:font-name-asian="WenQuanYi Zen Hei" style:language-asian="zh" style:country-asian="CN"/>
    </style:style>
    <style:style style:name="T10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13" draw:text-style-name="P11" xml:id="id41" draw:id="id41" draw:layer="layout" svg:width="1cm" svg:height="2cm" svg:x="6.5cm" svg:y="3.7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6" draw:id="id36" draw:layer="layout" svg:width="1cm" svg:height="2cm" svg:x="4cm" svg:y="3.7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3.7cm" svg:x2="18.1cm" svg:y2="2.7cm" draw:start-shape="id36" draw:start-glue-point="0" draw:end-shape="id37" svg:d="M4500 3700v-1000h13600" svg:viewBox="0 0 13601 1001">
          <text:p/>
        </draw:connector>
        <draw:frame draw:style-name="gr16" draw:text-style-name="P13" xml:id="id40" draw:id="id40" draw:layer="layout" svg:width="2.297cm" svg:height="1cm" svg:x="1.003cm" svg:y="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5.7cm" svg:x2="16.501cm" svg:y2="5.1cm" draw:start-shape="id38" draw:end-shape="id39" draw:end-glue-point="10" svg:d="M12000 5700v1000h4501v-1600" svg:viewBox="0 0 4502 1601">
          <text:p/>
        </draw:connector>
        <draw:custom-shape draw:style-name="gr12" draw:text-style-name="P12" xml:id="id49" draw:id="id49" draw:layer="layout" svg:width="0.4cm" svg:height="0.4cm" svg:x="4.6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4.2cm" svg:x2="3.3cm" svg:y2="1.5cm" draw:start-shape="id39" draw:start-glue-point="5" draw:end-shape="id40" draw:end-glue-point="1" svg:d="M16900 4200v-2700h-13600" svg:viewBox="0 0 13601 2701">
          <text:p/>
        </draw:connector>
        <draw:custom-shape draw:style-name="gr12" draw:text-style-name="P12" xml:id="id50" draw:id="id50" draw:layer="layout" svg:width="0.4cm" svg:height="0.4cm" svg:x="6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51" draw:id="id51" draw:layer="layout" svg:width="0.4cm" svg:height="0.4cm" svg:x="9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37" draw:id="id37" draw:layer="layout" svg:width="1.4cm" svg:height="1cm" svg:x="18.1cm" svg:y="2.2cm">
          <draw:text-box>
            <text:p><text:span text:style-name="T4">IR</text:span></text:p>
          </draw:text-box>
        </draw:frame>
        <draw:custom-shape draw:style-name="gr18" draw:text-style-name="P11" xml:id="id39" draw:id="id39" draw:layer="layout" svg:width="1cm" svg:height="1.8cm" draw:transform="rotate (-1.5707963267949) translate (17.8cm 4.2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5.7cm" svg:x2="17.44cm" svg:y2="5.1cm" draw:start-shape="id41" draw:start-glue-point="2" draw:end-shape="id39" draw:end-glue-point="8" svg:d="M7000 5700v2000h10440v-2600" svg:viewBox="0 0 10441 2601">
          <text:p/>
        </draw:connector>
        <draw:connector draw:style-name="gr17" draw:text-style-name="P8" draw:layer="layout" draw:line-skew="0.998cm" svg:x1="9.5cm" svg:y1="5.7cm" svg:x2="16.9cm" svg:y2="5.034cm" draw:start-shape="id42" draw:start-glue-point="2" draw:end-shape="id39" draw:end-glue-point="7" svg:d="M9500 5700v1500h7400v-2166" svg:viewBox="0 0 7401 2167">
          <text:p/>
        </draw:connector>
        <draw:custom-shape draw:style-name="gr12" draw:text-style-name="P12" xml:id="id52" draw:id="id52" draw:layer="layout" svg:width="0.4cm" svg:height="0.4cm" svg:x="11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2.7cm" svg:x2="4cm" svg:y2="4.7cm" draw:start-shape="id43" draw:start-glue-point="6" draw:end-shape="id36" draw:end-glue-point="3" svg:d="M4300 2700h-1300v2000h1000" svg:viewBox="0 0 1301 2001">
          <text:p/>
        </draw:connector>
        <draw:custom-shape draw:style-name="gr12" draw:text-style-name="P12" xml:id="id43" draw:id="id43" draw:layer="layout" svg:width="0.4cm" svg:height="0.4cm" svg:x="4.3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42" draw:id="id42" draw:layer="layout" svg:width="1cm" svg:height="2cm" svg:x="9cm" svg:y="3.7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2.9cm" svg:x2="6.5cm" svg:y2="4.7cm" draw:start-shape="id44" draw:start-glue-point="8" draw:end-shape="id41" draw:end-glue-point="3" svg:d="M5600 2900v1800h900" svg:viewBox="0 0 901 1801">
          <text:p/>
        </draw:connector>
        <draw:custom-shape draw:style-name="gr12" draw:text-style-name="P12" xml:id="id44" draw:id="id44" draw:layer="layout" svg:width="0.4cm" svg:height="0.4cm" svg:x="5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2.9cm" svg:x2="9cm" svg:y2="4.7cm" draw:start-shape="id45" draw:start-glue-point="8" draw:end-shape="id42" draw:end-glue-point="3" svg:d="M8000 2900v1800h1000" svg:viewBox="0 0 1001 1801">
          <text:p/>
        </draw:connector>
        <draw:custom-shape draw:style-name="gr12" draw:text-style-name="P12" xml:id="id45" draw:id="id45" draw:layer="layout" svg:width="0.4cm" svg:height="0.4cm" svg:x="7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" draw:id="id38" draw:layer="layout" svg:width="1cm" svg:height="2cm" svg:x="11.5cm" svg:y="3.7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cm" svg:y1="2.9cm" svg:x2="11.5cm" svg:y2="4.7cm" draw:start-shape="id46" draw:start-glue-point="8" draw:end-shape="id38" draw:end-glue-point="3" svg:d="M10600 2900v1800h900" svg:viewBox="0 0 901 1801">
          <text:p/>
        </draw:connector>
        <draw:custom-shape draw:style-name="gr12" draw:text-style-name="P12" xml:id="id46" draw:id="id46" draw:layer="layout" svg:width="0.4cm" svg:height="0.4cm" svg:x="10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8" draw:id="id48" draw:layer="layout" svg:width="0.998cm" svg:height="2cm" svg:x="14.002cm" svg:y="3.7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2.9cm" svg:x2="14.002cm" svg:y2="4.7cm" draw:start-shape="id47" draw:start-glue-point="8" draw:end-shape="id48" draw:end-glue-point="5" svg:d="M13000 2900v1800h1002" svg:viewBox="0 0 1003 1801">
          <text:p/>
        </draw:connector>
        <draw:custom-shape draw:style-name="gr12" draw:text-style-name="P12" xml:id="id47" draw:id="id47" draw:layer="layout" svg:width="0.4cm" svg:height="0.4cm" svg:x="12.8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5.7cm" svg:x2="16.201cm" svg:y2="5.1cm" draw:start-shape="id48" draw:start-glue-point="6" draw:end-shape="id39" draw:end-glue-point="9" svg:d="M14501 5700v502h1700v-1102" svg:viewBox="0 0 1701 1103">
          <text:p/>
        </draw:connector>
        <draw:connector draw:style-name="gr17" draw:text-style-name="P15" draw:layer="layout" svg:x1="4.8cm" svg:y1="1.7cm" svg:x2="4.8cm" svg:y2="3.7cm" draw:start-shape="id49" draw:start-glue-point="8" draw:end-shape="id36" draw:end-glue-point="5" svg:d="M4800 1700v2000" svg:viewBox="0 0 1 2001">
          <text:p/>
        </draw:connector>
        <draw:connector draw:style-name="gr17" draw:text-style-name="P15" draw:layer="layout" svg:x1="7cm" svg:y1="1.7cm" svg:x2="7cm" svg:y2="3.7cm" draw:start-shape="id50" draw:start-glue-point="8" draw:end-shape="id41" draw:end-glue-point="0" svg:d="M7000 1700v2000" svg:viewBox="0 0 1 2001">
          <text:p/>
        </draw:connector>
        <draw:connector draw:style-name="gr17" draw:text-style-name="P15" draw:layer="layout" svg:x1="9.5cm" svg:y1="1.7cm" svg:x2="9.5cm" svg:y2="3.7cm" draw:start-shape="id51" draw:start-glue-point="8" draw:end-shape="id42" svg:d="M9500 1700v2000" svg:viewBox="0 0 1 2001">
          <text:p/>
        </draw:connector>
        <draw:connector draw:style-name="gr17" draw:text-style-name="P15" draw:layer="layout" svg:x1="12cm" svg:y1="1.7cm" svg:x2="12cm" svg:y2="3.7cm" draw:start-shape="id52" draw:start-glue-point="8" draw:end-shape="id38" draw:end-glue-point="0" svg:d="M12000 1700v2000" svg:viewBox="0 0 1 2001">
          <text:p/>
        </draw:connector>
        <draw:custom-shape draw:style-name="gr12" draw:text-style-name="P12" xml:id="id53" draw:id="id53" draw:layer="layout" svg:width="0.4cm" svg:height="0.4cm" svg:x="14.3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1.7cm" svg:x2="14.501cm" svg:y2="3.7cm" draw:start-shape="id53" draw:start-glue-point="8" draw:end-shape="id48" svg:d="M14500 1700v1001h1v999" svg:viewBox="0 0 2 2001">
          <text:p/>
        </draw:connector>
        <draw:connector draw:style-name="gr21" draw:text-style-name="P15" draw:layer="layout" svg:x1="4.5cm" svg:y1="5.7cm" svg:x2="11.7cm" svg:y2="5.7cm" draw:start-shape="id36" draw:start-glue-point="2" draw:end-shape="id38" draw:end-glue-point="4" svg:d="M4500 5700v502h7200v-502" svg:viewBox="0 0 7201 503">
          <text:p/>
        </draw:connector>
        <draw:frame draw:style-name="gr22" draw:text-style-name="P16" draw:layer="layout" svg:width="4.02cm" svg:height="0.962cm" svg:x="4.129cm" svg:y="6.238cm">
          <draw:text-box>
            <text:p>ir_addr_next</text:p>
          </draw:text-box>
        </draw:frame>
      </draw:page>
      <draw:page draw:name="page4" draw:style-name="dp1" draw:master-page-name="默认">
        <draw:custom-shape draw:style-name="gr13" draw:text-style-name="P11" xml:id="id59" draw:id="id59" draw:layer="layout" svg:width="1cm" svg:height="2cm" svg:x="6.501cm" svg:y="3.701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4" draw:id="id54" draw:layer="layout" svg:width="1cm" svg:height="2cm" svg:x="4.001cm" svg:y="3.701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01cm" svg:y1="3.701cm" svg:x2="18.101cm" svg:y2="2.701cm" draw:start-shape="id54" draw:start-glue-point="0" draw:end-shape="id55" svg:d="M4501 3701v-1000h13600" svg:viewBox="0 0 13601 1001">
          <text:p/>
        </draw:connector>
        <draw:frame draw:style-name="gr16" draw:text-style-name="P13" xml:id="id58" draw:id="id58" draw:layer="layout" svg:width="2.297cm" svg:height="1cm" svg:x="1.004cm" svg:y="1.001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.001cm" svg:y1="5.701cm" svg:x2="16.502cm" svg:y2="5.101cm" draw:start-shape="id56" draw:end-shape="id57" draw:end-glue-point="10" svg:d="M12001 5701v1000h4501v-1600" svg:viewBox="0 0 4502 1601">
          <text:p/>
        </draw:connector>
        <draw:custom-shape draw:style-name="gr12" draw:text-style-name="P12" xml:id="id67" draw:id="id67" draw:layer="layout" svg:width="0.4cm" svg:height="0.4cm" svg:x="4.6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01cm" svg:y1="4.201cm" svg:x2="3.301cm" svg:y2="1.501cm" draw:start-shape="id57" draw:start-glue-point="5" draw:end-shape="id58" draw:end-glue-point="1" svg:d="M16901 4201v-2700h-13600" svg:viewBox="0 0 13601 2701">
          <text:p/>
        </draw:connector>
        <draw:custom-shape draw:style-name="gr12" draw:text-style-name="P12" xml:id="id68" draw:id="id68" draw:layer="layout" svg:width="0.4cm" svg:height="0.4cm" svg:x="6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69" draw:id="id69" draw:layer="layout" svg:width="0.4cm" svg:height="0.4cm" svg:x="9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55" draw:id="id55" draw:layer="layout" svg:width="1.4cm" svg:height="1cm" svg:x="18.101cm" svg:y="2.201cm">
          <draw:text-box>
            <text:p><text:span text:style-name="T4">IR</text:span></text:p>
          </draw:text-box>
        </draw:frame>
        <draw:custom-shape draw:style-name="gr18" draw:text-style-name="P11" xml:id="id57" draw:id="id57" draw:layer="layout" svg:width="1cm" svg:height="1.8cm" draw:transform="rotate (-1.5707963267949) translate (17.801cm 4.201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.001cm" svg:y1="5.701cm" svg:x2="17.441cm" svg:y2="5.101cm" draw:start-shape="id59" draw:start-glue-point="2" draw:end-shape="id57" draw:end-glue-point="8" svg:d="M7001 5701v2000h10440v-2600" svg:viewBox="0 0 10441 2601">
          <text:p/>
        </draw:connector>
        <draw:connector draw:style-name="gr17" draw:text-style-name="P8" draw:layer="layout" draw:line-skew="0.998cm" svg:x1="9.501cm" svg:y1="5.701cm" svg:x2="16.901cm" svg:y2="5.035cm" draw:start-shape="id60" draw:start-glue-point="2" draw:end-shape="id57" draw:end-glue-point="7" svg:d="M9501 5701v1500h7400v-2166" svg:viewBox="0 0 7401 2167">
          <text:p/>
        </draw:connector>
        <draw:custom-shape draw:style-name="gr12" draw:text-style-name="P12" xml:id="id70" draw:id="id70" draw:layer="layout" svg:width="0.4cm" svg:height="0.4cm" svg:x="11.8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01cm" svg:y1="2.701cm" svg:x2="4.001cm" svg:y2="4.701cm" draw:start-shape="id61" draw:start-glue-point="6" draw:end-shape="id54" draw:end-glue-point="3" svg:d="M4301 2701h-1300v2000h1000" svg:viewBox="0 0 1301 2001">
          <text:p/>
        </draw:connector>
        <draw:custom-shape draw:style-name="gr12" draw:text-style-name="P12" xml:id="id61" draw:id="id61" draw:layer="layout" svg:width="0.4cm" svg:height="0.4cm" svg:x="4.3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60" draw:id="id60" draw:layer="layout" svg:width="1cm" svg:height="2cm" svg:x="9.001cm" svg:y="3.701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01cm" svg:y1="2.901cm" svg:x2="6.501cm" svg:y2="4.701cm" draw:start-shape="id62" draw:start-glue-point="8" draw:end-shape="id59" draw:end-glue-point="3" svg:d="M5601 2901v1800h900" svg:viewBox="0 0 901 1801">
          <text:p/>
        </draw:connector>
        <draw:custom-shape draw:style-name="gr12" draw:text-style-name="P12" xml:id="id62" draw:id="id62" draw:layer="layout" svg:width="0.4cm" svg:height="0.4cm" svg:x="5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.001cm" svg:y1="2.901cm" svg:x2="9.001cm" svg:y2="4.701cm" draw:start-shape="id63" draw:start-glue-point="8" draw:end-shape="id60" draw:end-glue-point="3" svg:d="M8001 2901v1800h1000" svg:viewBox="0 0 1001 1801">
          <text:p/>
        </draw:connector>
        <draw:custom-shape draw:style-name="gr12" draw:text-style-name="P12" xml:id="id63" draw:id="id63" draw:layer="layout" svg:width="0.4cm" svg:height="0.4cm" svg:x="7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6" draw:id="id56" draw:layer="layout" svg:width="1cm" svg:height="2cm" svg:x="11.501cm" svg:y="3.701cm">
          <draw:glue-point draw:id="4" svg:x="-3cm" svg:y="5cm"/>
          <draw:glue-point draw:id="5" svg:x="3cm" svg:y="-5cm"/>
          <text:p text:style-name="P10"><text:span text:style-name="T4">算</text:span></text:p>
          <draw:enhanced-geometry svg:viewBox="0 0 21600 21600" draw:extrusion="false" draw:type="rectangle" draw:enhanced-path="M 0 0 L 21600 0 21600 21600 0 21600 0 0 Z N"/>
        </draw:custom-shape>
        <draw:connector draw:style-name="gr9" draw:text-style-name="P8" draw:layer="layout" svg:x1="10.601cm" svg:y1="2.901cm" svg:x2="11.501cm" svg:y2="4.701cm" draw:start-shape="id64" draw:start-glue-point="8" draw:end-shape="id56" draw:end-glue-point="3" svg:d="M10601 2901v1800h900" svg:viewBox="0 0 901 1801">
          <text:p/>
        </draw:connector>
        <draw:custom-shape draw:style-name="gr12" draw:text-style-name="P12" xml:id="id64" draw:id="id64" draw:layer="layout" svg:width="0.4cm" svg:height="0.4cm" svg:x="10.4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6" draw:id="id66" draw:layer="layout" svg:width="0.998cm" svg:height="2cm" svg:x="14.003cm" svg:y="3.701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.001cm" svg:y1="2.901cm" svg:x2="14.003cm" svg:y2="4.701cm" draw:start-shape="id65" draw:start-glue-point="8" draw:end-shape="id66" draw:end-glue-point="5" svg:d="M13001 2901v1800h1002" svg:viewBox="0 0 1003 1801">
          <text:p/>
        </draw:connector>
        <draw:custom-shape draw:style-name="gr12" draw:text-style-name="P12" xml:id="id65" draw:id="id65" draw:layer="layout" svg:width="0.4cm" svg:height="0.4cm" svg:x="12.801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2cm" svg:y1="5.701cm" svg:x2="16.202cm" svg:y2="5.101cm" draw:start-shape="id66" draw:start-glue-point="6" draw:end-shape="id57" draw:end-glue-point="9" svg:d="M14502 5701v502h1700v-1102" svg:viewBox="0 0 1701 1103">
          <text:p/>
        </draw:connector>
        <draw:connector draw:style-name="gr17" draw:text-style-name="P15" draw:layer="layout" svg:x1="4.801cm" svg:y1="1.701cm" svg:x2="4.801cm" svg:y2="3.701cm" draw:start-shape="id67" draw:start-glue-point="8" draw:end-shape="id54" draw:end-glue-point="5" svg:d="M4801 1701v2000" svg:viewBox="0 0 1 2001">
          <text:p/>
        </draw:connector>
        <draw:connector draw:style-name="gr17" draw:text-style-name="P15" draw:layer="layout" svg:x1="7.001cm" svg:y1="1.701cm" svg:x2="7.001cm" svg:y2="3.701cm" draw:start-shape="id68" draw:start-glue-point="8" draw:end-shape="id59" draw:end-glue-point="0" svg:d="M7001 1701v2000" svg:viewBox="0 0 1 2001">
          <text:p/>
        </draw:connector>
        <draw:connector draw:style-name="gr17" draw:text-style-name="P15" draw:layer="layout" svg:x1="9.501cm" svg:y1="1.701cm" svg:x2="9.501cm" svg:y2="3.701cm" draw:start-shape="id69" draw:start-glue-point="8" draw:end-shape="id60" svg:d="M9501 1701v2000" svg:viewBox="0 0 1 2001">
          <text:p/>
        </draw:connector>
        <draw:connector draw:style-name="gr17" draw:text-style-name="P15" draw:layer="layout" svg:x1="12.001cm" svg:y1="1.701cm" svg:x2="12.001cm" svg:y2="3.701cm" draw:start-shape="id70" draw:start-glue-point="8" draw:end-shape="id56" draw:end-glue-point="0" svg:d="M12001 1701v2000" svg:viewBox="0 0 1 2001">
          <text:p/>
        </draw:connector>
        <draw:custom-shape draw:style-name="gr12" draw:text-style-name="P12" xml:id="id71" draw:id="id71" draw:layer="layout" svg:width="0.4cm" svg:height="0.4cm" svg:x="14.301cm" svg:y="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1.701cm" svg:x2="14.502cm" svg:y2="3.701cm" draw:start-shape="id71" draw:start-glue-point="8" draw:end-shape="id66" svg:d="M14501 1701v1001h1v999" svg:viewBox="0 0 2 2001">
          <text:p/>
        </draw:connector>
        <draw:connector draw:style-name="gr21" draw:text-style-name="P15" draw:layer="layout" svg:x1="4.501cm" svg:y1="5.701cm" svg:x2="11.701cm" svg:y2="5.701cm" draw:start-shape="id54" draw:start-glue-point="2" draw:end-shape="id56" draw:end-glue-point="4" svg:d="M4501 5701v502h7200v-502" svg:viewBox="0 0 7201 503">
          <text:p/>
        </draw:connector>
        <draw:frame draw:style-name="gr22" draw:text-style-name="P16" draw:layer="layout" svg:width="4.02cm" svg:height="0.962cm" svg:x="4.13cm" svg:y="6.239cm">
          <draw:text-box>
            <text:p>ir_addr_next</text:p>
          </draw:text-box>
        </draw:frame>
      </draw:page>
      <draw:page draw:name="page5" draw:style-name="dp1" draw:master-page-name="默认">
        <draw:frame draw:style-name="gr23" draw:text-style-name="P14" draw:layer="layout" svg:width="6.852cm" svg:height="1.927cm" svg:x="0cm" svg:y="0cm">
          <draw:text-box>
            <text:p><text:span text:style-name="T5">指令寄存器</text:span></text:p>
          </draw:text-box>
        </draw:frame>
        <draw:custom-shape draw:style-name="gr24" draw:text-style-name="P11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17" draw:layer="layout" svg:width="3cm" svg:height="1cm" svg:x="3.002cm" svg:y="7.001cm">
          <text:p text:style-name="P10"><text:span text:style-name="T6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3cm" svg:height="1cm" svg:x="3.002cm" svg:y="5.001cm">
          <text:p text:style-name="P10"><text:span text:style-name="T6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2cm" svg:y1="6.001cm" svg:x2="4.502cm" svg:y2="7.001cm">
          <text:p/>
        </draw:line>
        <draw:line draw:style-name="gr17" draw:text-style-name="P8" draw:layer="layout" svg:x1="4.5cm" svg:y1="4cm" svg:x2="4.5cm" svg:y2="5cm">
          <text:p/>
        </draw:line>
        <draw:custom-shape draw:style-name="gr27" draw:text-style-name="P19" draw:layer="layout" svg:width="7.999cm" svg:height="0.972cm" svg:x="6.001cm" svg:y="7.029cm">
          <text:p text:style-name="P18"><text:span text:style-name="T7">使能初始化寄存器</text:span></text:p>
          <text:p text:style-name="P18"><text:span text:style-name="T7">指令地址指向零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7" draw:layer="layout" svg:width="3cm" svg:height="1cm" svg:x="3cm" svg:y="11cm">
          <text:p text:style-name="P10"><text:span text:style-name="T6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8.001cm" svg:x2="4.501cm" svg:y2="9.001cm">
          <text:p/>
        </draw:line>
        <draw:custom-shape draw:style-name="gr25" draw:text-style-name="P17" draw:layer="layout" svg:width="3cm" svg:height="1cm" svg:x="3cm" svg:y="9cm">
          <text:p text:style-name="P10"><text:span text:style-name="T6">取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4.5cm" svg:y1="10cm" svg:x2="4.5cm" svg:y2="11cm">
          <text:p/>
        </draw:line>
      </draw:page>
      <draw:page draw:name="page6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取指器</text:span></text:p>
          </draw:text-box>
        </draw:frame>
        <draw:custom-shape draw:style-name="gr25" draw:text-style-name="P17" xml:id="id73" draw:id="id73" draw:layer="layout" svg:width="3cm" svg:height="1cm" svg:x="3cm" svg:y="11cm">
          <text:p text:style-name="P10"><text:span text:style-name="T6">取指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cm" svg:height="1cm" svg:x="3.001cm" svg:y="7.001cm">
          <text:p text:style-name="P10"><text:span text:style-name="T6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3cm" svg:height="1cm" svg:x="3.001cm" svg:y="9.001cm">
          <text:p text:style-name="P10"><text:span text:style-name="T6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3cm" svg:height="1cm" svg:x="3.001cm" svg:y="5.001cm">
          <text:p text:style-name="P10"><text:span text:style-name="T6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4.001cm" svg:x2="4.501cm" svg:y2="5.001cm">
          <text:p/>
        </draw:line>
        <draw:line draw:style-name="gr17" draw:text-style-name="P8" draw:layer="layout" svg:x1="4.501cm" svg:y1="6.001cm" svg:x2="4.501cm" svg:y2="7.001cm">
          <text:p/>
        </draw:line>
        <draw:line draw:style-name="gr17" draw:text-style-name="P8" draw:layer="layout" svg:x1="4.5cm" svg:y1="10cm" svg:x2="4.5cm" svg:y2="11cm">
          <text:p/>
        </draw:line>
        <draw:custom-shape draw:style-name="gr24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21" draw:layer="layout" svg:width="7.999cm" svg:height="0.972cm" svg:x="6.001cm" svg:y="7.028cm">
          <text:p text:style-name="P20"><text:span text:style-name="T6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8" draw:layer="layout" svg:x1="4.5cm" svg:y1="8cm" svg:x2="4.5cm" svg:y2="9cm">
          <text:p/>
        </draw:line>
        <draw:custom-shape draw:style-name="gr27" draw:text-style-name="P22" draw:layer="layout" svg:width="7.999cm" svg:height="0.972cm" svg:x="6.001cm" svg:y="11.028cm">
          <text:p text:style-name="P20"><text:span text:style-name="T8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7" draw:layer="layout" svg:width="3cm" svg:height="1cm" svg:x="3cm" svg:y="13cm">
          <text:p text:style-name="P10"><text:span text:style-name="T6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3cm" svg:height="1cm" svg:x="3cm" svg:y="17cm">
          <text:p text:style-name="P10"><text:span text:style-name="T6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7" draw:layer="layout" svg:width="3cm" svg:height="1cm" svg:x="3cm" svg:y="15cm">
          <text:p text:style-name="P10"><text:span text:style-name="T6">取参数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72" draw:id="id72" draw:layer="layout" svg:width="3cm" svg:height="1cm" svg:x="3cm" svg:y="19cm">
          <text:p text:style-name="P10"><text:span text:style-name="T6">执行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cm -0.499cm" svg:x1="4.5cm" svg:y1="20cm" svg:x2="3cm" svg:y2="11.5cm" draw:start-shape="id72" draw:start-glue-point="2" draw:end-shape="id73" draw:end-glue-point="3" svg:d="M4500 20000v501h-2500v-9001h1000" svg:viewBox="0 0 2501 9002">
          <text:p/>
        </draw:connector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16cm" svg:x2="4.5cm" svg:y2="17cm">
          <text:p/>
        </draw:line>
      </draw:page>
      <draw:page draw:name="page7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75" draw:id="id75">
          <draw:frame draw:style-name="gr28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29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0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84" draw:id="id84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76" draw:id="id76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2" draw:text-style-name="P11" xml:id="id78" draw:id="id78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2" draw:text-style-name="P11" xml:id="id80" draw:id="id80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2" draw:text-style-name="P11" xml:id="id82" draw:id="id82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3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34" draw:text-style-name="P11" xml:id="id74" draw:id="id74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2cm" svg:y2="6cm" draw:start-shape="id74" draw:start-glue-point="6" draw:end-shape="id75" draw:end-glue-point="1" svg:d="M5000 6000h-1800" svg:viewBox="0 0 1801 1">
          <text:p/>
        </draw:connector>
        <draw:line draw:style-name="gr17" draw:text-style-name="P8" xml:id="id77" draw:id="id77" draw:layer="layout" svg:x1="7cm" svg:y1="5.3cm" svg:x2="6cm" svg:y2="5.3cm">
          <text:p/>
        </draw:line>
        <draw:line draw:style-name="gr17" draw:text-style-name="P8" xml:id="id79" draw:id="id79" draw:layer="layout" svg:x1="8cm" svg:y1="5.7cm" svg:x2="6cm" svg:y2="5.7cm">
          <text:p/>
        </draw:line>
        <draw:line draw:style-name="gr17" draw:text-style-name="P8" xml:id="id81" draw:id="id81" draw:layer="layout" svg:x1="7.5cm" svg:y1="6.1cm" svg:x2="6cm" svg:y2="6.1cm">
          <text:p/>
        </draw:line>
        <draw:line draw:style-name="gr17" draw:text-style-name="P8" xml:id="id83" draw:id="id83" draw:layer="layout" svg:x1="7cm" svg:y1="6.5cm" svg:x2="6cm" svg:y2="6.5cm">
          <text:p/>
        </draw:line>
        <draw:connector draw:style-name="gr35" draw:text-style-name="P8" draw:layer="layout" svg:x1="11cm" svg:y1="4cm" svg:x2="7cm" svg:y2="5.3cm" draw:start-shape="id76" draw:start-glue-point="2" draw:end-shape="id77" draw:end-glue-point="1" svg:d="M11000 4000v576h-4000v724" svg:viewBox="0 0 4001 1301">
          <text:p/>
        </draw:connector>
        <draw:connector draw:style-name="gr36" draw:text-style-name="P11" draw:layer="layout" svg:x1="11cm" svg:y1="6cm" svg:x2="8cm" svg:y2="5.7cm" draw:start-shape="id78" draw:start-glue-point="2" draw:end-shape="id79" draw:end-glue-point="1" svg:d="M11000 6000v502h-3000v-802" svg:viewBox="0 0 3001 803">
          <text:p/>
        </draw:connector>
        <draw:connector draw:style-name="gr36" draw:text-style-name="P11" draw:layer="layout" svg:x1="11cm" svg:y1="8cm" svg:x2="7.5cm" svg:y2="6.1cm" draw:start-shape="id80" draw:start-glue-point="2" draw:end-shape="id81" draw:end-glue-point="1" svg:d="M11000 8000v502h-3500v-2402" svg:viewBox="0 0 3501 2403">
          <text:p/>
        </draw:connector>
        <draw:connector draw:style-name="gr36" draw:text-style-name="P11" draw:layer="layout" svg:x1="11cm" svg:y1="10cm" svg:x2="7cm" svg:y2="6.5cm" draw:start-shape="id82" draw:start-glue-point="2" draw:end-shape="id83" draw:end-glue-point="1" svg:d="M11000 10000v502h-4000v-4002" svg:viewBox="0 0 4001 4003">
          <text:p/>
        </draw:connector>
        <draw:line draw:style-name="gr37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85" draw:id="id85" draw:layer="layout" svg:x1="8cm" svg:y1="3.5cm" svg:x2="10cm" svg:y2="3.5cm" draw:start-shape="id84" draw:start-glue-point="1" draw:end-shape="id76" draw:end-glue-point="5" svg:d="M8000 3500h2000" svg:viewBox="0 0 2001 1">
          <text:p/>
        </draw:connector>
        <draw:connector draw:style-name="gr17" draw:text-style-name="P8" xml:id="id86" draw:id="id86" draw:layer="layout" svg:x1="9cm" svg:y1="3.5cm" svg:x2="10cm" svg:y2="5.5cm" draw:start-shape="id85" draw:start-glue-point="0" draw:end-shape="id78" draw:end-glue-point="5" svg:d="M9000 3500v2000h1000" svg:viewBox="0 0 1001 2001">
          <text:p/>
        </draw:connector>
        <draw:connector draw:style-name="gr17" draw:text-style-name="P8" xml:id="id87" draw:id="id87" draw:layer="layout" svg:x1="9cm" svg:y1="5.5cm" svg:x2="10cm" svg:y2="7.5cm" draw:start-shape="id86" draw:start-glue-point="0" draw:end-shape="id80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87" draw:start-glue-point="0" draw:end-shape="id82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默认">
        <draw:frame draw:style-name="gr19" draw:text-style-name="P14" draw:layer="layout" svg:width="5.582cm" svg:height="1.927cm" svg:x="0.6cm" svg:y="0.029cm">
          <draw:text-box>
            <text:p><text:span text:style-name="T5">译码状态</text:span></text:p>
          </draw:text-box>
        </draw:frame>
        <draw:custom-shape draw:style-name="gr38" draw:text-style-name="P11" draw:layer="layout" svg:width="2cm" svg:height="1cm" svg:x="8.5cm" svg:y="4.5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cm" svg:height="1cm" svg:x="2.1cm" svg:y="8.4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90" draw:id="id90" draw:layer="layout" svg:width="3cm" svg:height="1cm" svg:x="7.1cm" svg:y="15.4cm">
          <text:p text:style-name="P10"><text:span text:style-name="T4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3.6cm" svg:y1="20.4cm" svg:x2="2.108cm" svg:y2="12.9cm" draw:start-shape="id88" draw:start-glue-point="6" draw:end-shape="id89" draw:end-glue-point="3" svg:d="M3600 20400v502h-2001v-8002h509" svg:viewBox="0 0 2002 8003">
          <text:p/>
        </draw:connector>
        <draw:custom-shape draw:style-name="gr39" draw:text-style-name="P11" draw:layer="layout" svg:width="2cm" svg:height="1cm" svg:x="10.6cm" svg:y="20.4cm">
          <text:p text:style-name="P10"><text:span text:style-name="T4">出错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0" draw:text-style-name="P11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3cm" svg:height="1cm" svg:x="7.1cm" svg:y="8.4cm">
          <text:p text:style-name="P10"><text:span text:style-name="T4">load_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2" draw:text-style-name="P8" draw:layer="layout" svg:x1="3.608cm" svg:y1="13.4cm" svg:x2="8.6cm" svg:y2="15.4cm" draw:start-shape="id89" draw:start-glue-point="2" draw:end-shape="id90" draw:end-glue-point="4" svg:d="M3608 13400v1000h4992v1000" svg:viewBox="0 0 4993 2001">
          <text:p/>
        </draw:connector>
        <draw:custom-shape draw:style-name="gr26" draw:text-style-name="P11" draw:layer="layout" svg:width="3cm" svg:height="1cm" svg:x="2.1cm" svg:y="6.4cm">
          <text:p text:style-name="P10"><text:span text:style-name="T9">cash</text:span><text:span text:style-name="T4">初始化完成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1.6cm" svg:y1="4.5cm" svg:x2="3.1cm" svg:y2="4.5cm">
          <text:p/>
        </draw:line>
        <draw:frame draw:style-name="gr43" draw:text-style-name="P13" draw:layer="layout" svg:width="2.09cm" svg:height="0.962cm" svg:x="1cm" svg:y="3.3cm">
          <draw:text-box>
            <text:p><text:span text:style-name="T4">!rst_n</text:span></text:p>
          </draw:text-box>
        </draw:frame>
        <draw:custom-shape draw:style-name="gr25" draw:text-style-name="P11" xml:id="id89" draw:id="id89" draw:layer="layout" svg:width="3cm" svg:height="1cm" svg:x="2.108cm" svg:y="12.4cm">
          <text:p text:style-name="P10"><text:span text:style-name="T4">读</text:span><text:span text:style-name="T9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cm" svg:height="1cm" svg:x="2.1cm" svg:y="10.4cm">
          <text:p text:style-name="P10"><text:span text:style-name="T4">!load_bus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draw:layer="layout" svg:width="3cm" svg:height="1cm" svg:x="7.2cm" svg:y="17.4cm">
          <text:p text:style-name="P10"><text:span text:style-name="T4">保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cm" svg:height="1cm" svg:x="2.1cm" svg:y="15.4cm">
          <text:p text:style-name="P10"><text:span text:style-name="T4">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draw:layer="layout" svg:width="3cm" svg:height="1cm" svg:x="2.1cm" svg:y="17.4cm">
          <text:p text:style-name="P10"><text:span text:style-name="T4">读参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88" draw:id="id88" draw:layer="layout" svg:width="3cm" svg:height="1cm" svg:x="2.1cm" svg:y="19.4cm">
          <text:p text:style-name="P10"><text:span text:style-name="T4">!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3.6cm" svg:y1="13.4cm" svg:x2="3.6cm" svg:y2="15.4cm">
          <text:p/>
        </draw:line>
        <draw:custom-shape draw:style-name="gr26" draw:text-style-name="P11" xml:id="id91" draw:id="id91" draw:layer="layout" svg:width="3cm" svg:height="1cm" svg:x="7.1cm" svg:y="19.4cm">
          <text:p text:style-name="P10"><text:span text:style-name="T4">!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8" draw:layer="layout" svg:x1="8.6cm" svg:y1="20.4cm" svg:x2="3.8cm" svg:y2="20.9cm" draw:start-shape="id91" draw:start-glue-point="6" draw:end-shape="id92" draw:end-glue-point="10" svg:d="M8600 20400v502h-3149v-2h-1651" svg:viewBox="0 0 4801 503">
          <text:p/>
        </draw:connector>
        <draw:custom-shape draw:style-name="gr12" draw:text-style-name="P12" xml:id="id92" draw:id="id92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3.6cm" svg:y1="16.4cm" svg:x2="3.6cm" svg:y2="17.4cm">
          <text:p/>
        </draw:line>
        <draw:line draw:style-name="gr17" draw:text-style-name="P8" draw:layer="layout" svg:x1="3.6cm" svg:y1="18.4cm" svg:x2="3.6cm" svg:y2="19.4cm">
          <text:p/>
        </draw:line>
        <draw:line draw:style-name="gr17" draw:text-style-name="P8" draw:layer="layout" svg:x1="8.6cm" svg:y1="16.4cm" svg:x2="8.6cm" svg:y2="17.4cm">
          <text:p/>
        </draw:line>
        <draw:line draw:style-name="gr17" draw:text-style-name="P8" draw:layer="layout" svg:x1="8.6cm" svg:y1="18.4cm" svg:x2="8.6cm" svg:y2="19.4cm">
          <text:p/>
        </draw:line>
        <draw:line draw:style-name="gr17" draw:text-style-name="P8" draw:layer="layout" svg:x1="4cm" svg:y1="5cm" svg:x2="4cm" svg:y2="6cm">
          <text:p/>
        </draw:line>
        <draw:line draw:style-name="gr17" draw:text-style-name="P8" draw:layer="layout" svg:x1="3.6cm" svg:y1="7.4cm" svg:x2="3.6cm" svg:y2="8.4cm">
          <text:p/>
        </draw:line>
        <draw:line draw:style-name="gr17" draw:text-style-name="P8" draw:layer="layout" svg:x1="3.6cm" svg:y1="9.4cm" svg:x2="3.6cm" svg:y2="10.4cm">
          <text:p/>
        </draw:line>
        <draw:line draw:style-name="gr17" draw:text-style-name="P8" draw:layer="layout" svg:x1="3.6cm" svg:y1="11.4cm" svg:x2="3.6cm" svg:y2="12.4cm">
          <text:p/>
        </draw:line>
        <draw:custom-shape draw:style-name="gr44" draw:text-style-name="P11" draw:layer="layout" svg:width="2cm" svg:height="1cm" svg:x="3cm" svg:y="4cm">
          <text:p text:style-name="P10"><text:span text:style-name="T4">复位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9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>
          <draw:frame draw:style-name="gr45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46" draw:text-style-name="P23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7" draw:text-style-name="P11" xml:id="id94" draw:id="id94" draw:layer="layout" svg:width="3cm" svg:height="2cm" svg:x="14cm" svg:y="3cm">
          <text:p text:style-name="P10"><text:span text:style-name="T4">lo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48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46" draw:text-style-name="P23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7" draw:text-style-name="P11" xml:id="id93" draw:id="id93" draw:layer="layout" svg:width="3cm" svg:height="2cm" svg:x="9cm" svg:y="3cm">
          <text:p text:style-name="P10"><text:span text:style-name="T4">译码状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2cm" svg:y1="4cm" svg:x2="14cm" svg:y2="4cm" draw:start-shape="id93" draw:start-glue-point="1" draw:end-shape="id94" draw:end-glue-point="3" svg:d="M12000 4000h2000" svg:viewBox="0 0 2001 1">
          <text:p/>
        </draw:connector>
        <draw:connector draw:style-name="gr17" draw:text-style-name="P8" draw:layer="layout" draw:line-skew="1.499cm" svg:x1="15.5cm" svg:y1="5cm" svg:x2="10.5cm" svg:y2="5cm" draw:start-shape="id94" draw:start-glue-point="2" draw:end-shape="id93" draw:end-glue-point="2" svg:d="M15500 5000v2000h-5000v-2000" svg:viewBox="0 0 5001 2001">
          <text:p/>
        </draw:connector>
        <draw:custom-shape draw:style-name="gr47" draw:text-style-name="P11" xml:id="id96" draw:id="id96" draw:layer="layout" svg:width="3cm" svg:height="2cm" svg:x="14cm" svg:y="8cm">
          <text:p text:style-name="P10"><text:span text:style-name="T4">jump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7" draw:text-style-name="P8" draw:layer="layout" svg:x1="12.7cm" svg:y1="4.2cm" svg:x2="14cm" svg:y2="9cm" draw:start-shape="id95" draw:start-glue-point="8" draw:end-shape="id96" draw:end-glue-point="3" svg:d="M12700 4200v4800h1300" svg:viewBox="0 0 1301 4801">
          <text:p/>
        </draw:connector>
        <draw:connector draw:style-name="gr17" draw:text-style-name="P8" draw:layer="layout" svg:x1="15.5cm" svg:y1="10cm" svg:x2="10.5cm" svg:y2="7.2cm" draw:start-shape="id96" draw:start-glue-point="2" draw:end-shape="id97" draw:end-glue-point="8" svg:d="M15500 10000v501h-5000v-3301" svg:viewBox="0 0 5001 3302">
          <text:p/>
        </draw:connector>
        <draw:custom-shape draw:style-name="gr12" draw:text-style-name="P12" xml:id="id95" draw:id="id95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97" draw:id="id97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3" draw:layer="layout" svg:width="2.471cm" svg:height="1.673cm" svg:x="15.5cm" svg:y="5.443cm">
          <draw:text-box>
            <text:p><text:span text:style-name="T4">busy</text:span></text:p>
            <text:p><text:span text:style-name="T4">read_p</text:span></text:p>
          </draw:text-box>
        </draw:frame>
        <draw:frame draw:style-name="gr50" draw:text-style-name="P13" draw:layer="layout" svg:width="1.205cm" svg:height="0.962cm" svg:x="11.895cm" svg:y="3.046cm">
          <draw:text-box>
            <text:p><text:span text:style-name="T4">en</text:span></text:p>
          </draw:text-box>
        </draw:frame>
        <draw:frame draw:style-name="gr51" draw:text-style-name="P13" draw:layer="layout" svg:width="2.471cm" svg:height="0.962cm" svg:x="10.5cm" svg:y="9.546cm">
          <draw:text-box>
            <text:p><text:span text:style-name="T4">read_p</text:span></text:p>
          </draw:text-box>
        </draw:frame>
        <draw:custom-shape draw:style-name="gr47" draw:text-style-name="P11" draw:layer="layout" svg:width="3cm" svg:height="2cm" svg:x="3cm" svg:y="8cm">
          <text:p text:style-name="P10"><text:span text:style-name="T4">IR add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2" xml:id="id98" draw:id="id98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5.5cm" svg:y1="10.7cm" svg:x2="10.95cm" svg:y2="12.1cm" draw:start-shape="id98" draw:start-glue-point="8" draw:end-shape="id99" svg:d="M15500 10700v701h-4550v699" svg:viewBox="0 0 4551 1401">
          <text:p/>
        </draw:connector>
        <draw:frame draw:style-name="gr50" draw:text-style-name="P13" draw:layer="layout" svg:width="1.205cm" svg:height="0.962cm" svg:x="6.095cm" svg:y="8.1cm">
          <draw:text-box>
            <text:p><text:span text:style-name="T4">irp</text:span></text:p>
          </draw:text-box>
        </draw:frame>
        <draw:custom-shape draw:style-name="gr52" draw:text-style-name="P11" xml:id="id99" draw:id="id99" draw:layer="layout" svg:width="16.9cm" svg:height="0.8cm" svg:x="2.5cm" svg:y="12.1cm">
          <text:p text:style-name="P10"><text:span text:style-name="T4">addr_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" draw:style-name="dp1" draw:master-page-name="默认">
        <draw:frame draw:style-name="gr53" draw:text-style-name="P14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38" draw:text-style-name="P11" draw:layer="layout" svg:width="2cm" svg:height="1cm" svg:x="3.5cm" svg:y="2.998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cm" svg:height="1cm" svg:x="3cm" svg:y="7cm">
          <text:p text:style-name="P10"><text:span text:style-name="T4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cm" svg:height="1cm" svg:x="3cm" svg:y="9cm">
          <text:p text:style-name="P10"><text:span text:style-name="T4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xml:id="id103" draw:id="id103" draw:layer="layout" svg:width="3cm" svg:height="1cm" svg:x="3cm" svg:y="11cm">
          <text:p text:style-name="P10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0" draw:id="id100" draw:layer="layout" svg:width="3cm" svg:height="1cm" svg:x="3cm" svg:y="17cm">
          <text:p text:style-name="P10"><text:span text:style-name="T4">当前指令跳转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xml:id="id102" draw:id="id102" draw:layer="layout" svg:width="3cm" svg:height="1cm" svg:x="3cm" svg:y="21cm">
          <text:p text:style-name="P10"><text:span text:style-name="T4">跳转</text:span>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2.999cm" svg:height="1cm" svg:x="8.001cm" svg:y="19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2" draw:text-style-name="P8" draw:layer="layout" svg:x1="3cm" svg:y1="17.5cm" svg:x2="3cm" svg:y2="13.5cm" draw:start-shape="id100" draw:start-glue-point="5" draw:end-shape="id101" draw:end-glue-point="5" svg:d="M3000 17500h-890v-4000h890" svg:viewBox="0 0 891 4001">
          <text:p/>
        </draw:connector>
        <draw:custom-shape draw:style-name="gr26" draw:text-style-name="P11" xml:id="id101" draw:id="id101" draw:layer="layout" svg:width="3cm" svg:height="1cm" svg:x="3cm" svg:y="13cm">
          <text:p text:style-name="P10"><text:span text:style-name="T4">下一指令信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draw:layer="layout" svg:width="3cm" svg:height="1cm" svg:x="8cm" svg:y="11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5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1" draw:text-style-name="P11" draw:layer="layout" svg:width="3cm" svg:height="1cm" svg:x="8cm" svg:y="3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3cm" svg:height="1cm" svg:x="3cm" svg:y="5cm">
          <text:p text:style-name="P10"><text:span text:style-name="T4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cm" svg:y1="4cm" svg:x2="4.5cm" svg:y2="5cm">
          <text:p/>
        </draw:line>
        <draw:line draw:style-name="gr17" draw:text-style-name="P8" draw:layer="layout" svg:x1="4.5cm" svg:y1="6cm" svg:x2="4.5cm" svg:y2="7cm">
          <text:p/>
        </draw:line>
        <draw:custom-shape draw:style-name="gr41" draw:text-style-name="P11" draw:layer="layout" svg:width="3cm" svg:height="1cm" svg:x="8cm" svg:y="7cm">
          <text:p text:style-name="P10"><text:span text:style-name="T4">ir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3cm" svg:height="1cm" svg:x="3cm" svg:y="15cm">
          <text:p text:style-name="P10"><text:span text:style-name="T4">下一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2.999cm" svg:height="1cm" svg:x="8.001cm" svg:y="15cm">
          <text:p text:style-name="P10"><text:span text:style-name="T4">irn = ir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1" draw:layer="layout" svg:width="3cm" svg:height="1cm" svg:x="10.8cm" svg:y="12.9cm">
          <text:p text:style-name="P10"><text:span text:style-name="T4">指令匹配成功</text:span><text:span text:style-name="T9">&amp;</text:span></text:p>
          <text:p text:style-name="P10"><text:span text:style-name="T4">匹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8" draw:layer="layout" draw:line-skew="0cm -1.499cm" svg:x1="4.5cm" svg:y1="22cm" svg:x2="3cm" svg:y2="11.5cm" draw:start-shape="id102" draw:start-glue-point="2" draw:end-shape="id103" draw:end-glue-point="3" svg:d="M4500 22000v501h-3500v-11001h2000" svg:viewBox="0 0 3501 11002">
          <text:p/>
        </draw:connector>
        <draw:frame draw:style-name="gr57" draw:text-style-name="P24" draw:layer="layout" svg:width="4.312cm" svg:height="1.085cm" svg:x="4.7cm" svg:y="22.015cm">
          <draw:text-box>
            <text:p><text:span text:style-name="T4">等一拍，取指</text:span></text:p>
          </draw:text-box>
        </draw:frame>
        <draw:custom-shape draw:style-name="gr25" draw:text-style-name="P11" draw:layer="layout" svg:width="3cm" svg:height="1cm" svg:x="3cm" svg:y="19cm">
          <text:p text:style-name="P10"><text:span text:style-name="T4">准备跳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cm" svg:y1="13.5cm" svg:x2="6cm" svg:y2="11.5cm" draw:start-shape="id101" draw:start-glue-point="7" draw:end-shape="id103" draw:end-glue-point="1" svg:d="M6000 13500h894v-2000h-894" svg:viewBox="0 0 895 2001">
          <text:p/>
        </draw:connector>
        <draw:custom-shape draw:style-name="gr40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2.999cm" svg:height="1cm" svg:x="8.001cm" svg:y="21cm">
          <text:p text:style-name="P10"><text:span text:style-name="T4">irn = add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58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8" draw:layer="layout" svg:x1="4.5cm" svg:y1="8cm" svg:x2="4.5cm" svg:y2="9cm">
          <text:p/>
        </draw:line>
        <draw:line draw:style-name="gr17" draw:text-style-name="P8" draw:layer="layout" svg:x1="4.5cm" svg:y1="10cm" svg:x2="4.5cm" svg:y2="11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6cm" svg:x2="4.5cm" svg:y2="17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20cm" svg:x2="4.5cm" svg:y2="21cm">
          <text:p/>
        </draw:line>
      </draw:page>
      <draw:page draw:name="page11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38" draw:text-style-name="P11" xml:id="id108" draw:id="id108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38" draw:text-style-name="P11" xml:id="id109" draw:id="id109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1" draw:layer="layout" svg:width="2cm" svg:height="1cm" svg:x="10cm" svg:y="7cm">
          <text:p text:style-name="P10"><text:span text:style-name="T4">读</text:span><text:span text:style-name="T9">p0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5" draw:id="id105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104" draw:start-glue-point="10" draw:end-shape="id105" draw:end-glue-point="4" svg:d="M4200 4000h6800v1000" svg:viewBox="0 0 6801 1001">
          <text:p/>
        </draw:connector>
        <draw:custom-shape draw:style-name="gr38" draw:text-style-name="P11" draw:layer="layout" svg:width="2cm" svg:height="1cm" svg:x="10cm" svg:y="9cm">
          <text:p text:style-name="P10"><text:span text:style-name="T4">读</text:span><text:span text:style-name="T9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xml:id="id110" draw:id="id110" draw:layer="layout" svg:width="2cm" svg:height="1cm" svg:x="10cm" svg:y="11cm">
          <text:p text:style-name="P10"><text:span text:style-name="T4">读</text:span><text:span text:style-name="T9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1" xml:id="id107" draw:id="id107" draw:layer="layout" svg:width="2cm" svg:height="1cm" svg:x="4cm" svg:y="14cm">
          <text:p text:style-name="P10"><text:span text:style-name="T4">读</text:span><text:span text:style-name="T9">cash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6" draw:id="id106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5" draw:layer="layout" svg:width="11.7cm" svg:height="1.1cm" svg:x="7cm" svg:y="14cm">
          <text:p text:style-name="P20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3" draw:text-style-name="P26" draw:layer="layout" svg:width="7.525cm" svg:height="0.962cm" svg:x="11.975cm" svg:y="3.1cm">
          <draw:text-box>
            <text:p text:style-name="P20"><text:span text:style-name="T4">oabn = o_addr_bus_next</text:span></text:p>
          </draw:text-box>
        </draw:frame>
        <draw:custom-shape draw:style-name="gr62" draw:text-style-name="P25" draw:layer="layout" svg:width="11.7cm" svg:height="1.1cm" svg:x="7cm" svg:y="18cm">
          <text:p text:style-name="P20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106" draw:start-glue-point="5" draw:end-shape="id107" draw:end-glue-point="3" svg:d="M3500 20500h-754v-6000h1254" svg:viewBox="0 0 1255 6001">
          <text:p/>
        </draw:connector>
        <draw:connector draw:style-name="gr17" draw:text-style-name="P8" draw:layer="layout" draw:line-skew="0cm -0.499cm" svg:x1="5cm" svg:y1="21cm" svg:x2="3cm" svg:y2="2.5cm" draw:start-shape="id106" draw:start-glue-point="6" draw:end-shape="id108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109" draw:start-glue-point="2" draw:end-shape="id107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110" draw:start-glue-point="2" draw:end-shape="id111" draw:end-glue-point="10" svg:d="M11000 12000v1000h-5800" svg:viewBox="0 0 5801 1001">
          <text:p/>
        </draw:connector>
        <draw:custom-shape draw:style-name="gr12" draw:text-style-name="P12" xml:id="id111" draw:id="id111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104" draw:id="id104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65" draw:text-style-name="P27" draw:layer="layout" svg:width="7.062cm" svg:height="0.963cm" svg:x="7.099cm" svg:y="16.037cm">
          <draw:text-box>
            <text:p><text:span text:style-name="T9">cash</text:span><text:span text:style-name="T4">一次只读一行数据</text:span></text:p>
          </draw:text-box>
        </draw:frame>
        <draw:frame draw:style-name="gr66" draw:text-style-name="P13" draw:layer="layout" svg:width="7.226cm" svg:height="1.085cm" svg:x="5.974cm" svg:y="1.015cm">
          <draw:text-box>
            <text:p><text:span text:style-name="T4">从</text:span><text:span text:style-name="T9">cash</text:span><text:span text:style-name="T4">读到数据寄存器</text:span></text:p>
          </draw:text-box>
        </draw:frame>
      </draw:page>
      <draw:page draw:name="page12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指令控制</text:span></text:p>
          </draw:text-box>
        </draw:frame>
        <draw:custom-shape draw:style-name="gr67" draw:text-style-name="P11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8" draw:text-style-name="P11" draw:layer="layout" svg:width="6cm" svg:height="5cm" svg:x="7cm" svg:y="5cm">
          <text:p text:style-name="P10"><text:span text:style-name="T4">loop_begin loop_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9" draw:text-style-name="P11" draw:layer="layout" svg:width="3.1cm" svg:height="1cm" svg:x="2cm" svg:y="12cm">
          <text:p text:style-name="P10"><text:span text:style-name="T4">条件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6cm" svg:height="1cm" svg:x="2cm" svg:y="14cm">
          <text:p text:style-name="P10"><text:span text:style-name="T4">条件假的跳转地址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3.1cm" svg:height="1cm" svg:x="6cm" svg:y="12cm">
          <text:p text:style-name="P10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6cm" svg:height="1cm" svg:x="2cm" svg:y="13cm">
          <text:p text:style-name="P10"><text:span text:style-name="T4">条件真的跳转地址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默认">
        <draw:frame draw:style-name="gr19" draw:text-style-name="P14" draw:layer="layout" svg:width="5.582cm" svg:height="1.927cm" svg:x="0cm" svg:y="-0.027cm">
          <draw:text-box>
            <text:p><text:span text:style-name="T5">控制模块</text:span></text:p>
          </draw:text-box>
        </draw:frame>
        <draw:custom-shape draw:style-name="gr38" draw:text-style-name="P11" draw:layer="layout" svg:width="2cm" svg:height="1cm" svg:x="7cm" svg:y="3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113" draw:id="id113" draw:layer="layout" svg:width="2cm" svg:height="1cm" svg:x="3cm" svg:y="5cm">
          <text:p text:style-name="P10"><text:span text:style-name="T7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1" xml:id="id112" draw:id="id112" draw:layer="layout" svg:width="2cm" svg:height="1cm" svg:x="3cm" svg:y="3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frame draw:style-name="gr71" draw:text-style-name="P13" draw:layer="layout" svg:width="1.912cm" svg:height="0.962cm" svg:x="0.9cm" svg:y="2.546cm">
          <draw:text-box>
            <text:p><text:span text:style-name="T4">rst_n</text:span></text:p>
          </draw:text-box>
        </draw:frame>
        <draw:line draw:style-name="gr17" draw:text-style-name="P8" draw:layer="layout" svg:x1="1cm" svg:y1="3.5cm" svg:x2="3cm" svg:y2="3.5cm">
          <text:p/>
        </draw:line>
        <draw:custom-shape draw:style-name="gr38" draw:text-style-name="P11" xml:id="id114" draw:id="id114" draw:layer="layout" svg:width="2cm" svg:height="1cm" svg:x="3cm" svg:y="7cm">
          <text:p text:style-name="P10"><text:span text:style-name="T4">工作</text:span></text:p>
          <draw:enhanced-geometry svg:viewBox="0 0 21600 21600" draw:type="rectangle" draw:enhanced-path="M 0 0 L 21600 0 21600 21600 0 21600 0 0 Z N"/>
        </draw:custom-shape>
        <draw:connector draw:style-name="gr17" draw:text-style-name="P29" draw:layer="layout" svg:x1="4cm" svg:y1="4cm" svg:x2="4cm" svg:y2="5cm" draw:start-shape="id112" draw:start-glue-point="2" draw:end-shape="id113" draw:end-glue-point="4" svg:d="M4000 4000v1000" svg:viewBox="0 0 1 1001">
          <text:p/>
        </draw:connector>
        <draw:connector draw:style-name="gr17" draw:text-style-name="P29" draw:layer="layout" svg:x1="4cm" svg:y1="6cm" svg:x2="4cm" svg:y2="7cm" draw:start-shape="id113" draw:start-glue-point="6" draw:end-shape="id114" draw:end-glue-point="0" svg:d="M4000 6000v1000" svg:viewBox="0 0 1 1001">
          <text:p/>
        </draw:connector>
      </draw:page>
      <draw:page draw:name="page14" draw:style-name="dp1" draw:master-page-name="默认">
        <draw:g>
          <draw:line draw:style-name="gr72" draw:text-style-name="P8" draw:layer="layout" svg:x1="8.2cm" svg:y1="3cm" svg:x2="8.8cm" svg:y2="3cm">
            <text:p/>
          </draw:line>
          <draw:line draw:style-name="gr72" draw:text-style-name="P8" draw:layer="layout" svg:x1="7.2cm" svg:y1="2cm" svg:x2="6.8cm" svg:y2="3cm">
            <text:p/>
          </draw:line>
          <draw:line draw:style-name="gr72" draw:text-style-name="P8" draw:layer="layout" svg:x1="7.8cm" svg:y1="2cm" svg:x2="8.2cm" svg:y2="3cm">
            <text:p/>
          </draw:line>
          <draw:line draw:style-name="gr72" draw:text-style-name="P8" draw:layer="layout" svg:x1="7.2cm" svg:y1="2cm" svg:x2="7.8cm" svg:y2="2cm">
            <text:p/>
          </draw:line>
        </draw:g>
        <draw:g>
          <draw:line draw:style-name="gr72" draw:text-style-name="P8" draw:layer="layout" svg:x1="10.2cm" svg:y1="3cm" svg:x2="10.8cm" svg:y2="3cm">
            <text:p/>
          </draw:line>
          <draw:line draw:style-name="gr72" draw:text-style-name="P8" draw:layer="layout" svg:x1="9.2cm" svg:y1="2cm" svg:x2="8.8cm" svg:y2="3cm">
            <text:p/>
          </draw:line>
          <draw:line draw:style-name="gr72" draw:text-style-name="P8" draw:layer="layout" svg:x1="9.8cm" svg:y1="2cm" svg:x2="10.2cm" svg:y2="3cm">
            <text:p/>
          </draw:line>
          <draw:line draw:style-name="gr72" draw:text-style-name="P8" draw:layer="layout" svg:x1="9.2cm" svg:y1="2cm" svg:x2="9.8cm" svg:y2="2cm">
            <text:p/>
          </draw:line>
        </draw:g>
        <draw:g>
          <draw:line draw:style-name="gr72" draw:text-style-name="P8" draw:layer="layout" svg:x1="12.2cm" svg:y1="3cm" svg:x2="12.8cm" svg:y2="3cm">
            <text:p/>
          </draw:line>
          <draw:line draw:style-name="gr72" draw:text-style-name="P8" draw:layer="layout" svg:x1="11.2cm" svg:y1="2cm" svg:x2="10.8cm" svg:y2="3cm">
            <text:p/>
          </draw:line>
          <draw:line draw:style-name="gr72" draw:text-style-name="P8" draw:layer="layout" svg:x1="11.8cm" svg:y1="2cm" svg:x2="12.2cm" svg:y2="3cm">
            <text:p/>
          </draw:line>
          <draw:line draw:style-name="gr72" draw:text-style-name="P8" draw:layer="layout" svg:x1="11.2cm" svg:y1="2cm" svg:x2="11.8cm" svg:y2="2cm">
            <text:p/>
          </draw:line>
        </draw:g>
        <draw:g>
          <draw:line draw:style-name="gr72" draw:text-style-name="P8" draw:layer="layout" svg:x1="7.4cm" svg:y1="4cm" svg:x2="8.6cm" svg:y2="4cm">
            <text:p/>
          </draw:line>
          <draw:line draw:style-name="gr72" draw:text-style-name="P8" draw:layer="layout" svg:x1="7cm" svg:y1="4.5cm" svg:x2="7.4cm" svg:y2="4cm">
            <text:p/>
          </draw:line>
          <draw:line draw:style-name="gr72" draw:text-style-name="P8" draw:layer="layout" svg:x1="7.4cm" svg:y1="5cm" svg:x2="7cm" svg:y2="4.5cm">
            <text:p/>
          </draw:line>
          <draw:line draw:style-name="gr72" draw:text-style-name="P8" draw:layer="layout" svg:x1="7.4cm" svg:y1="5cm" svg:x2="8.6cm" svg:y2="5cm">
            <text:p/>
          </draw:line>
          <draw:line draw:style-name="gr72" draw:text-style-name="P8" draw:layer="layout" svg:x1="9cm" svg:y1="4.5cm" svg:x2="8.6cm" svg:y2="4cm">
            <text:p/>
          </draw:line>
          <draw:line draw:style-name="gr72" draw:text-style-name="P8" draw:layer="layout" svg:x1="8.6cm" svg:y1="5cm" svg:x2="9cm" svg:y2="4.5cm">
            <text:p/>
          </draw:line>
        </draw:g>
        <draw:g>
          <draw:line draw:style-name="gr72" draw:text-style-name="P8" draw:layer="layout" svg:x1="9.8cm" svg:y1="4cm" svg:x2="12.2cm" svg:y2="4cm">
            <text:p/>
          </draw:line>
          <draw:line draw:style-name="gr72" draw:text-style-name="P8" draw:layer="layout" svg:x1="9cm" svg:y1="4.5cm" svg:x2="9.8cm" svg:y2="4cm">
            <text:p/>
          </draw:line>
          <draw:line draw:style-name="gr72" draw:text-style-name="P8" draw:layer="layout" svg:x1="9.8cm" svg:y1="5cm" svg:x2="9cm" svg:y2="4.5cm">
            <text:p/>
          </draw:line>
          <draw:line draw:style-name="gr72" draw:text-style-name="P8" draw:layer="layout" svg:x1="9.8cm" svg:y1="5cm" svg:x2="12.2cm" svg:y2="5cm">
            <text:p/>
          </draw:line>
          <draw:line draw:style-name="gr72" draw:text-style-name="P8" draw:layer="layout" svg:x1="13cm" svg:y1="4.5cm" svg:x2="12.2cm" svg:y2="4cm">
            <text:p/>
          </draw:line>
          <draw:line draw:style-name="gr72" draw:text-style-name="P8" draw:layer="layout" svg:x1="12.2cm" svg:y1="5cm" svg:x2="13cm" svg:y2="4.5cm">
            <text:p/>
          </draw:line>
        </draw:g>
        <draw:frame draw:style-name="gr73" draw:text-style-name="P30" draw:layer="layout" svg:width="1.239cm" svg:height="0.734cm" svg:x="7.4cm" svg:y="4.266cm">
          <draw:text-box>
            <text:p><text:span text:style-name="T7">取指</text:span></text:p>
          </draw:text-box>
        </draw:frame>
        <draw:frame draw:style-name="gr73" draw:text-style-name="P30" draw:layer="layout" svg:width="1.239cm" svg:height="0.734cm" svg:x="9.4cm" svg:y="4.266cm">
          <draw:text-box>
            <text:p><text:span text:style-name="T7">器件</text:span></text:p>
          </draw:text-box>
        </draw:frame>
        <draw:g>
          <draw:line draw:style-name="gr72" draw:text-style-name="P8" draw:layer="layout" svg:x1="11.4cm" svg:y1="5.5cm" svg:x2="12.6cm" svg:y2="5.5cm">
            <text:p/>
          </draw:line>
          <draw:line draw:style-name="gr72" draw:text-style-name="P8" draw:layer="layout" svg:x1="11cm" svg:y1="6cm" svg:x2="11.4cm" svg:y2="5.5cm">
            <text:p/>
          </draw:line>
          <draw:line draw:style-name="gr72" draw:text-style-name="P8" draw:layer="layout" svg:x1="11.4cm" svg:y1="6.5cm" svg:x2="11cm" svg:y2="6cm">
            <text:p/>
          </draw:line>
          <draw:line draw:style-name="gr72" draw:text-style-name="P8" draw:layer="layout" svg:x1="11.4cm" svg:y1="6.5cm" svg:x2="12.6cm" svg:y2="6.5cm">
            <text:p/>
          </draw:line>
          <draw:line draw:style-name="gr72" draw:text-style-name="P8" draw:layer="layout" svg:x1="13cm" svg:y1="6cm" svg:x2="12.6cm" svg:y2="5.5cm">
            <text:p/>
          </draw:line>
          <draw:line draw:style-name="gr72" draw:text-style-name="P8" draw:layer="layout" svg:x1="12.6cm" svg:y1="6.5cm" svg:x2="13cm" svg:y2="6cm">
            <text:p/>
          </draw:line>
        </draw:g>
        <draw:frame draw:style-name="gr73" draw:text-style-name="P30" draw:layer="layout" svg:width="1.239cm" svg:height="0.734cm" svg:x="11.4cm" svg:y="5.766cm">
          <draw:text-box>
            <text:p><text:span text:style-name="T7">端口</text:span></text:p>
          </draw:text-box>
        </draw:frame>
        <draw:g>
          <draw:line draw:style-name="gr74" draw:text-style-name="P8" draw:layer="layout" svg:x1="13.4cm" svg:y1="4.5cm" svg:x2="14.6cm" svg:y2="4.5cm">
            <text:p/>
          </draw:line>
          <draw:line draw:style-name="gr74" draw:text-style-name="P8" draw:layer="layout" svg:x1="13cm" svg:y1="5cm" svg:x2="13.4cm" svg:y2="4.5cm">
            <text:p/>
          </draw:line>
          <draw:line draw:style-name="gr74" draw:text-style-name="P8" draw:layer="layout" svg:x1="13.4cm" svg:y1="5.5cm" svg:x2="13cm" svg:y2="5cm">
            <text:p/>
          </draw:line>
          <draw:line draw:style-name="gr74" draw:text-style-name="P8" draw:layer="layout" svg:x1="13.4cm" svg:y1="5.5cm" svg:x2="14.6cm" svg:y2="5.5cm">
            <text:p/>
          </draw:line>
          <draw:line draw:style-name="gr74" draw:text-style-name="P8" draw:layer="layout" svg:x1="15cm" svg:y1="5cm" svg:x2="14.6cm" svg:y2="4.5cm">
            <text:p/>
          </draw:line>
          <draw:line draw:style-name="gr74" draw:text-style-name="P8" draw:layer="layout" svg:x1="14.6cm" svg:y1="5.5cm" svg:x2="15cm" svg:y2="5cm">
            <text:p/>
          </draw:line>
        </draw:g>
        <draw:frame draw:style-name="gr75" draw:text-style-name="P30" draw:layer="layout" svg:width="1.239cm" svg:height="1.217cm" svg:x="13.423cm" svg:y="4.383cm">
          <draw:text-box>
            <text:p><text:span text:style-name="T7">缓存</text:span></text:p>
            <text:p><text:span text:style-name="T7">数据</text:span></text:p>
          </draw:text-box>
        </draw:frame>
        <draw:g>
          <draw:line draw:style-name="gr72" draw:text-style-name="P8" draw:layer="layout" svg:x1="14.2cm" svg:y1="3cm" svg:x2="14.8cm" svg:y2="3cm">
            <text:p/>
          </draw:line>
          <draw:line draw:style-name="gr72" draw:text-style-name="P8" draw:layer="layout" svg:x1="13.2cm" svg:y1="2cm" svg:x2="12.8cm" svg:y2="3cm">
            <text:p/>
          </draw:line>
          <draw:line draw:style-name="gr72" draw:text-style-name="P8" draw:layer="layout" svg:x1="13.8cm" svg:y1="2cm" svg:x2="14.2cm" svg:y2="3cm">
            <text:p/>
          </draw:line>
          <draw:line draw:style-name="gr72" draw:text-style-name="P8" draw:layer="layout" svg:x1="13.2cm" svg:y1="2cm" svg:x2="13.8cm" svg:y2="2cm">
            <text:p/>
          </draw:line>
        </draw:g>
        <draw:g>
          <draw:line draw:style-name="gr72" draw:text-style-name="P8" draw:layer="layout" svg:x1="16.2cm" svg:y1="3cm" svg:x2="16.8cm" svg:y2="3cm">
            <text:p/>
          </draw:line>
          <draw:line draw:style-name="gr72" draw:text-style-name="P8" draw:layer="layout" svg:x1="15.2cm" svg:y1="2cm" svg:x2="14.8cm" svg:y2="3cm">
            <text:p/>
          </draw:line>
          <draw:line draw:style-name="gr72" draw:text-style-name="P8" draw:layer="layout" svg:x1="15.8cm" svg:y1="2cm" svg:x2="16.2cm" svg:y2="3cm">
            <text:p/>
          </draw:line>
          <draw:line draw:style-name="gr72" draw:text-style-name="P8" draw:layer="layout" svg:x1="15.2cm" svg:y1="2cm" svg:x2="15.8cm" svg:y2="2cm">
            <text:p/>
          </draw:line>
        </draw:g>
        <draw:frame draw:style-name="gr76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76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72" draw:text-style-name="P8" draw:layer="layout" svg:x1="9.4cm" svg:y1="5.5cm" svg:x2="10.6cm" svg:y2="5.5cm">
            <text:p/>
          </draw:line>
          <draw:line draw:style-name="gr72" draw:text-style-name="P8" draw:layer="layout" svg:x1="9cm" svg:y1="6cm" svg:x2="9.4cm" svg:y2="5.5cm">
            <text:p/>
          </draw:line>
          <draw:line draw:style-name="gr72" draw:text-style-name="P8" draw:layer="layout" svg:x1="9.4cm" svg:y1="6.5cm" svg:x2="9cm" svg:y2="6cm">
            <text:p/>
          </draw:line>
          <draw:line draw:style-name="gr72" draw:text-style-name="P8" draw:layer="layout" svg:x1="9.4cm" svg:y1="6.5cm" svg:x2="10.6cm" svg:y2="6.5cm">
            <text:p/>
          </draw:line>
          <draw:line draw:style-name="gr72" draw:text-style-name="P8" draw:layer="layout" svg:x1="11cm" svg:y1="6cm" svg:x2="10.6cm" svg:y2="5.5cm">
            <text:p/>
          </draw:line>
          <draw:line draw:style-name="gr72" draw:text-style-name="P8" draw:layer="layout" svg:x1="10.6cm" svg:y1="6.5cm" svg:x2="11cm" svg:y2="6cm">
            <text:p/>
          </draw:line>
        </draw:g>
        <draw:frame draw:style-name="gr73" draw:text-style-name="P30" draw:layer="layout" svg:width="1.239cm" svg:height="0.734cm" svg:x="9.4cm" svg:y="5.766cm">
          <draw:text-box>
            <text:p><text:span text:style-name="T7">取指</text:span></text:p>
          </draw:text-box>
        </draw:frame>
        <draw:g>
          <draw:line draw:style-name="gr72" draw:text-style-name="P8" draw:layer="layout" svg:x1="11.4cm" svg:y1="7cm" svg:x2="12.6cm" svg:y2="7cm">
            <text:p/>
          </draw:line>
          <draw:line draw:style-name="gr72" draw:text-style-name="P8" draw:layer="layout" svg:x1="11cm" svg:y1="7.5cm" svg:x2="11.4cm" svg:y2="7cm">
            <text:p/>
          </draw:line>
          <draw:line draw:style-name="gr72" draw:text-style-name="P8" draw:layer="layout" svg:x1="11.4cm" svg:y1="8cm" svg:x2="11cm" svg:y2="7.5cm">
            <text:p/>
          </draw:line>
          <draw:line draw:style-name="gr72" draw:text-style-name="P8" draw:layer="layout" svg:x1="11.4cm" svg:y1="8cm" svg:x2="12.6cm" svg:y2="8cm">
            <text:p/>
          </draw:line>
          <draw:line draw:style-name="gr72" draw:text-style-name="P8" draw:layer="layout" svg:x1="13cm" svg:y1="7.5cm" svg:x2="12.6cm" svg:y2="7cm">
            <text:p/>
          </draw:line>
          <draw:line draw:style-name="gr72" draw:text-style-name="P8" draw:layer="layout" svg:x1="12.6cm" svg:y1="8cm" svg:x2="13cm" svg:y2="7.5cm">
            <text:p/>
          </draw:line>
        </draw:g>
        <draw:g>
          <draw:line draw:style-name="gr72" draw:text-style-name="P8" draw:layer="layout" svg:x1="13.4cm" svg:y1="7cm" svg:x2="14.6cm" svg:y2="7cm">
            <text:p/>
          </draw:line>
          <draw:line draw:style-name="gr72" draw:text-style-name="P8" draw:layer="layout" svg:x1="13cm" svg:y1="7.5cm" svg:x2="13.4cm" svg:y2="7cm">
            <text:p/>
          </draw:line>
          <draw:line draw:style-name="gr72" draw:text-style-name="P8" draw:layer="layout" svg:x1="13.4cm" svg:y1="8cm" svg:x2="13cm" svg:y2="7.5cm">
            <text:p/>
          </draw:line>
          <draw:line draw:style-name="gr72" draw:text-style-name="P8" draw:layer="layout" svg:x1="13.4cm" svg:y1="8cm" svg:x2="14.6cm" svg:y2="8cm">
            <text:p/>
          </draw:line>
          <draw:line draw:style-name="gr72" draw:text-style-name="P8" draw:layer="layout" svg:x1="15cm" svg:y1="7.5cm" svg:x2="14.6cm" svg:y2="7cm">
            <text:p/>
          </draw:line>
          <draw:line draw:style-name="gr72" draw:text-style-name="P8" draw:layer="layout" svg:x1="14.6cm" svg:y1="8cm" svg:x2="15cm" svg:y2="7.5cm">
            <text:p/>
          </draw:line>
        </draw:g>
        <draw:frame draw:style-name="gr73" draw:text-style-name="P30" draw:layer="layout" svg:width="1.239cm" svg:height="0.734cm" svg:x="11.4cm" svg:y="7.266cm">
          <draw:text-box>
            <text:p><text:span text:style-name="T7">取指</text:span></text:p>
          </draw:text-box>
        </draw:frame>
        <draw:frame draw:style-name="gr73" draw:text-style-name="P30" draw:layer="layout" svg:width="1.239cm" svg:height="0.734cm" svg:x="13.4cm" svg:y="7.266cm">
          <draw:text-box>
            <text:p><text:span text:style-name="T7">器件</text:span></text:p>
          </draw:text-box>
        </draw:frame>
        <draw:g>
          <draw:line draw:style-name="gr72" draw:text-style-name="P8" draw:layer="layout" svg:x1="15.4cm" svg:y1="8.5cm" svg:x2="16.6cm" svg:y2="8.5cm">
            <text:p/>
          </draw:line>
          <draw:line draw:style-name="gr72" draw:text-style-name="P8" draw:layer="layout" svg:x1="15cm" svg:y1="9cm" svg:x2="15.4cm" svg:y2="8.5cm">
            <text:p/>
          </draw:line>
          <draw:line draw:style-name="gr72" draw:text-style-name="P8" draw:layer="layout" svg:x1="15.4cm" svg:y1="9.5cm" svg:x2="15cm" svg:y2="9cm">
            <text:p/>
          </draw:line>
          <draw:line draw:style-name="gr72" draw:text-style-name="P8" draw:layer="layout" svg:x1="15.4cm" svg:y1="9.5cm" svg:x2="16.6cm" svg:y2="9.5cm">
            <text:p/>
          </draw:line>
          <draw:line draw:style-name="gr72" draw:text-style-name="P8" draw:layer="layout" svg:x1="17cm" svg:y1="9cm" svg:x2="16.6cm" svg:y2="8.5cm">
            <text:p/>
          </draw:line>
          <draw:line draw:style-name="gr72" draw:text-style-name="P8" draw:layer="layout" svg:x1="16.6cm" svg:y1="9.5cm" svg:x2="17cm" svg:y2="9cm">
            <text:p/>
          </draw:line>
        </draw:g>
        <draw:frame draw:style-name="gr73" draw:text-style-name="P30" draw:layer="layout" svg:width="1.239cm" svg:height="0.734cm" svg:x="15.4cm" svg:y="8.766cm">
          <draw:text-box>
            <text:p><text:span text:style-name="T7">端口</text:span></text:p>
          </draw:text-box>
        </draw:frame>
        <draw:g>
          <draw:line draw:style-name="gr72" draw:text-style-name="P8" draw:layer="layout" svg:x1="17.4cm" svg:y1="8.5cm" svg:x2="18.6cm" svg:y2="8.5cm">
            <text:p/>
          </draw:line>
          <draw:line draw:style-name="gr72" draw:text-style-name="P8" draw:layer="layout" svg:x1="17cm" svg:y1="9cm" svg:x2="17.4cm" svg:y2="8.5cm">
            <text:p/>
          </draw:line>
          <draw:line draw:style-name="gr72" draw:text-style-name="P8" draw:layer="layout" svg:x1="17.4cm" svg:y1="9.5cm" svg:x2="17cm" svg:y2="9cm">
            <text:p/>
          </draw:line>
          <draw:line draw:style-name="gr72" draw:text-style-name="P8" draw:layer="layout" svg:x1="17.4cm" svg:y1="9.5cm" svg:x2="18.6cm" svg:y2="9.5cm">
            <text:p/>
          </draw:line>
          <draw:line draw:style-name="gr72" draw:text-style-name="P8" draw:layer="layout" svg:x1="19cm" svg:y1="9cm" svg:x2="18.6cm" svg:y2="8.5cm">
            <text:p/>
          </draw:line>
          <draw:line draw:style-name="gr72" draw:text-style-name="P8" draw:layer="layout" svg:x1="18.6cm" svg:y1="9.5cm" svg:x2="19cm" svg:y2="9cm">
            <text:p/>
          </draw:line>
        </draw:g>
        <draw:frame draw:style-name="gr77" draw:text-style-name="P30" draw:layer="layout" svg:width="1.278cm" svg:height="1.217cm" svg:x="17.423cm" svg:y="8.383cm">
          <draw:text-box>
            <text:p><text:span text:style-name="T7">运算</text:span></text:p>
            <text:p><text:span text:style-name="T10">or</text:span><text:span text:style-name="T7">空</text:span></text:p>
          </draw:text-box>
        </draw:frame>
        <draw:g>
          <draw:line draw:style-name="gr72" draw:text-style-name="P8" draw:layer="layout" svg:x1="13.4cm" svg:y1="8.5cm" svg:x2="14.6cm" svg:y2="8.5cm">
            <text:p/>
          </draw:line>
          <draw:line draw:style-name="gr72" draw:text-style-name="P8" draw:layer="layout" svg:x1="13cm" svg:y1="9cm" svg:x2="13.4cm" svg:y2="8.5cm">
            <text:p/>
          </draw:line>
          <draw:line draw:style-name="gr72" draw:text-style-name="P8" draw:layer="layout" svg:x1="13.4cm" svg:y1="9.5cm" svg:x2="13cm" svg:y2="9cm">
            <text:p/>
          </draw:line>
          <draw:line draw:style-name="gr72" draw:text-style-name="P8" draw:layer="layout" svg:x1="13.4cm" svg:y1="9.5cm" svg:x2="14.6cm" svg:y2="9.5cm">
            <text:p/>
          </draw:line>
          <draw:line draw:style-name="gr72" draw:text-style-name="P8" draw:layer="layout" svg:x1="15cm" svg:y1="9cm" svg:x2="14.6cm" svg:y2="8.5cm">
            <text:p/>
          </draw:line>
          <draw:line draw:style-name="gr72" draw:text-style-name="P8" draw:layer="layout" svg:x1="14.6cm" svg:y1="9.5cm" svg:x2="15cm" svg:y2="9cm">
            <text:p/>
          </draw:line>
        </draw:g>
        <draw:frame draw:style-name="gr73" draw:text-style-name="P30" draw:layer="layout" svg:width="1.239cm" svg:height="0.734cm" svg:x="13.4cm" svg:y="8.766cm">
          <draw:text-box>
            <text:p><text:span text:style-name="T7">取指</text:span></text:p>
          </draw:text-box>
        </draw:frame>
        <draw:line draw:style-name="gr78" draw:text-style-name="P8" draw:layer="layout" svg:x1="13cm" svg:y1="1.5cm" svg:x2="13cm" svg:y2="12.5cm">
          <text:p/>
        </draw:line>
        <draw:frame draw:style-name="gr75" draw:text-style-name="P30" draw:layer="layout" svg:width="1.239cm" svg:height="1.217cm" svg:x="12.4cm" svg:y="0.5cm">
          <draw:text-box>
            <text:p><text:span text:style-name="T7">读取</text:span></text:p>
            <text:p><text:span text:style-name="T7">数据</text:span></text:p>
          </draw:text-box>
        </draw:frame>
        <draw:frame draw:style-name="gr79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75" draw:text-style-name="P30" draw:layer="layout" svg:width="1.239cm" svg:height="1.217cm" svg:x="14.5cm" svg:y="0.5cm">
          <draw:text-box>
            <text:p><text:span text:style-name="T7">数据</text:span></text:p>
            <text:p><text:span text:style-name="T7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27T17:32:12.848000000</dc:date>
    <meta:editing-duration>P1DT23H2M48S</meta:editing-duration>
    <meta:editing-cycles>107</meta:editing-cycles>
    <meta:generator>LibreOffice/5.0.5.2$Windows_x86 LibreOffice_project/55b006a02d247b5f7215fc6ea0fde844b30035b3</meta:generator>
    <meta:document-statistic meta:object-count="486"/>
  </office:meta>
</office:document-meta>
</file>